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97cd8" officeooo:paragraph-rsid="00097cd8"/>
    </style:style>
    <style:style style:name="P2" style:family="paragraph" style:parent-style-name="Standard">
      <style:paragraph-properties fo:line-height="200%" fo:text-align="center" style:justify-single-word="false"/>
      <style:text-properties officeooo:rsid="00097cd8" officeooo:paragraph-rsid="00097cd8"/>
    </style:style>
    <style:style style:name="P3" style:family="paragraph" style:parent-style-name="Standard">
      <style:paragraph-properties fo:line-height="200%" fo:text-align="start" style:justify-single-word="false"/>
      <style:text-properties officeooo:rsid="00097cd8" officeooo:paragraph-rsid="00097cd8"/>
    </style:style>
    <style:style style:name="P4" style:family="paragraph" style:parent-style-name="Standard">
      <style:paragraph-properties fo:line-height="200%" fo:text-align="start" style:justify-single-word="false"/>
      <style:text-properties officeooo:rsid="00099450" officeooo:paragraph-rsid="00097cd8"/>
    </style:style>
    <style:style style:name="P5" style:family="paragraph" style:parent-style-name="Standard">
      <style:paragraph-properties fo:line-height="200%" fo:text-align="start" style:justify-single-word="false"/>
      <style:text-properties officeooo:rsid="00099450" officeooo:paragraph-rsid="00099450"/>
    </style:style>
    <style:style style:name="P6" style:family="paragraph" style:parent-style-name="Standard">
      <style:paragraph-properties fo:line-height="200%" fo:text-align="start" style:justify-single-word="false"/>
      <style:text-properties officeooo:rsid="00099450" officeooo:paragraph-rsid="000bbfd8"/>
    </style:style>
    <style:style style:name="P7" style:family="paragraph" style:parent-style-name="Standard">
      <style:paragraph-properties fo:line-height="200%" fo:text-align="start" style:justify-single-word="false"/>
      <style:text-properties officeooo:rsid="00099450" officeooo:paragraph-rsid="001023d9"/>
    </style:style>
    <style:style style:name="P8" style:family="paragraph" style:parent-style-name="Standard">
      <style:paragraph-properties fo:line-height="200%" fo:text-align="start" style:justify-single-word="false"/>
      <style:text-properties officeooo:rsid="00099450" officeooo:paragraph-rsid="00140994"/>
    </style:style>
    <style:style style:name="P9" style:family="paragraph" style:parent-style-name="Standard">
      <style:paragraph-properties fo:line-height="200%" fo:text-align="start" style:justify-single-word="false"/>
      <style:text-properties officeooo:rsid="000afe08" officeooo:paragraph-rsid="000afe08"/>
    </style:style>
    <style:style style:name="P10" style:family="paragraph" style:parent-style-name="Standard">
      <style:paragraph-properties fo:line-height="200%" fo:text-align="start" style:justify-single-word="false"/>
      <style:text-properties officeooo:rsid="000e5e11" officeooo:paragraph-rsid="000e5e11"/>
    </style:style>
    <style:style style:name="P11" style:family="paragraph" style:parent-style-name="Standard">
      <style:paragraph-properties fo:line-height="200%" fo:text-align="start" style:justify-single-word="false"/>
      <style:text-properties officeooo:rsid="000e5e11" officeooo:paragraph-rsid="0011c999"/>
    </style:style>
    <style:style style:name="P12" style:family="paragraph" style:parent-style-name="Standard">
      <style:paragraph-properties fo:line-height="200%" fo:text-align="start" style:justify-single-word="false"/>
      <style:text-properties officeooo:rsid="0011c999" officeooo:paragraph-rsid="0011c999"/>
    </style:style>
    <style:style style:name="P13" style:family="paragraph" style:parent-style-name="Standard">
      <style:paragraph-properties fo:line-height="200%" fo:text-align="start" style:justify-single-word="false"/>
      <style:text-properties officeooo:rsid="0011c999" officeooo:paragraph-rsid="00140994"/>
    </style:style>
    <style:style style:name="P14" style:family="paragraph" style:parent-style-name="Standard">
      <style:paragraph-properties fo:line-height="200%" fo:text-align="start" style:justify-single-word="false"/>
      <style:text-properties officeooo:rsid="00140994" officeooo:paragraph-rsid="000bbfd8"/>
    </style:style>
    <style:style style:name="P15" style:family="paragraph" style:parent-style-name="Standard">
      <style:paragraph-properties fo:line-height="200%" fo:text-align="start" style:justify-single-word="false"/>
      <style:text-properties officeooo:rsid="00150278" officeooo:paragraph-rsid="00150278"/>
    </style:style>
    <style:style style:name="P16" style:family="paragraph" style:parent-style-name="Standard">
      <style:paragraph-properties fo:line-height="200%" fo:text-align="start" style:justify-single-word="false" fo:break-before="page"/>
      <style:text-properties officeooo:rsid="00099450" officeooo:paragraph-rsid="000bbfd8"/>
    </style:style>
    <style:style style:name="T1" style:family="text">
      <style:text-properties officeooo:rsid="000afe08"/>
    </style:style>
    <style:style style:name="T2" style:family="text">
      <style:text-properties officeooo:rsid="000bbfd8"/>
    </style:style>
    <style:style style:name="T3" style:family="text">
      <style:text-properties officeooo:rsid="00140994"/>
    </style:style>
    <style:style style:name="T4" style:family="text">
      <style:text-properties officeooo:rsid="0015ec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Jakins</text:p>
      <text:p text:style-name="P1">3/21</text:p>
      <text:p text:style-name="P1">CSE3310</text:p>
      <text:p text:style-name="P1"/>
      <text:p text:style-name="P2"><text:tab/>Defect Seeding Assignment</text:p>
      <text:p text:style-name="P3"/>
      <text:p text:style-name="P5">1. <text:span text:style-name="T4">The tests seem to cover every major component of the gcc suite</text:span></text:p>
      <text:p text:style-name="P3"/>
      <text:p text:style-name="P5">2. <text:span text:style-name="T1">These tests are Release testing. Release testing tests a particular release and is generally used outside of the development team. The test suite that comes with this version of gcc may not work with a different version. Also, it seems to be doing validation checking to ensure that it good enough for use, which is what Release testing typically does.</text:span></text:p>
      <text:p text:style-name="P5"/>
      <text:p text:style-name="P9">3.</text:p>
      <text:p text:style-name="P3"><text:tab/><text:tab/> <text:s text:c="9"/><text:span text:style-name="T1">(Original)</text:span></text:p>
      <text:p text:style-name="P3"><text:tab/><text:tab/>=== gcc Summary ===</text:p>
      <text:p text:style-name="P3"># of expected passes<text:tab/><text:tab/>121158</text:p>
      <text:p text:style-name="P3"># of unexpected failures<text:tab/>112</text:p>
      <text:p text:style-name="P3"># of expected failures<text:tab/><text:tab/>356</text:p>
      <text:p text:style-name="P3"># of unresolved testcases<text:tab/>84</text:p>
      <text:p text:style-name="P3"># of unsupported tests<text:tab/><text:tab/>1794</text:p>
      <text:p text:style-name="P3"/>
      <text:p text:style-name="P3"/>
      <text:p text:style-name="P4"/>
      <text:p text:style-name="P4"/>
      <text:p text:style-name="P5"><text:soft-page-break/>*** 9927,9933 ****</text:p>
      <text:p text:style-name="P5"><text:s text:c="4"/>for (len = 0; orig[len]; len++)</text:p>
      <text:p text:style-name="P5"><text:s text:c="6"/>if (orig[len] == ' ' || orig[len] == '\t') number_of_space++;</text:p>
      <text:p text:style-name="P5">! <text:s text:c="2"/>if (!number_of_space)</text:p>
      <text:p text:style-name="P5"><text:s text:c="6"/>{</text:p>
      <text:p text:style-name="P5"><text:s text:c="8"/>char *new_spec = (char *) xmalloc (len + number_of_space + 1);</text:p>
      <text:p text:style-name="P5"><text:s text:c="8"/>int j, k;</text:p>
      <text:p text:style-name="P5">--- 9927,9933 ----</text:p>
      <text:p text:style-name="P5"><text:s text:c="4"/>for (len = 0; orig[len]; len++)</text:p>
      <text:p text:style-name="P5"><text:s text:c="6"/>if (orig[len] == ' ' || orig[len] == '\t') number_of_space++;</text:p>
      <text:p text:style-name="P5">! <text:s text:c="2"/>if (number_of_space)</text:p>
      <text:p text:style-name="P5"><text:s text:c="6"/>{</text:p>
      <text:p text:style-name="P5"><text:s text:c="8"/>char *new_spec = (char *) xmalloc (len + number_of_space + 1);</text:p>
      <text:p text:style-name="P5"><text:s text:c="8"/>int j, k;</text:p>
      <text:p text:style-name="P5"/>
      <text:p text:style-name="P5"/>
      <text:p text:style-name="P11">A</text:p>
      <text:p text:style-name="P12"><text:tab/><text:tab/>=== gcc Summary ===</text:p>
      <text:p text:style-name="P12"/>
      <text:p text:style-name="P12"># of expected passes<text:tab/><text:tab/>121158</text:p>
      <text:p text:style-name="P12"># of unexpected failures<text:tab/>112</text:p>
      <text:p text:style-name="P12"># of expected failures<text:tab/><text:tab/>356</text:p>
      <text:p text:style-name="P12"># of unresolved testcases<text:tab/>84</text:p>
      <text:p text:style-name="P12"># of unsupported tests<text:tab/><text:tab/>1794</text:p>
      <text:p text:style-name="P5"/>
      <text:p text:style-name="P6"><text:soft-page-break/>*** 9927,9933 ****</text:p>
      <text:p text:style-name="P6"><text:s text:c="4"/>for (len = 0; orig[len]; len++)</text:p>
      <text:p text:style-name="P6">! <text:s text:c="4"/>if (orig[len] == ' ') number_of_space++;</text:p>
      <text:p text:style-name="P6"><text:s text:c="5"/>if (number_of_space)</text:p>
      <text:p text:style-name="P6"><text:s text:c="6"/>{</text:p>
      <text:p text:style-name="P6"><text:s text:c="8"/>char *new_spec = (char *) xmalloc (len + number_of_space + 1);</text:p>
      <text:p text:style-name="P6"><text:s text:c="8"/>int j, k;</text:p>
      <text:p text:style-name="P6">--- 9927,9933 ----</text:p>
      <text:p text:style-name="P6"><text:s text:c="4"/>for (len = 0; orig[len]; len++)</text:p>
      <text:p text:style-name="P6">! <text:s text:c="4"/>if (orig[len] == ' ' || orig[len] == '\t') number_of_space++;</text:p>
      <text:p text:style-name="P6"><text:s text:c="4"/>if (number_of_space)</text:p>
      <text:p text:style-name="P6"><text:s text:c="6"/>{</text:p>
      <text:p text:style-name="P6"><text:s text:c="8"/>char *new_spec = (char *) xmalloc (len + number_of_space + 1);</text:p>
      <text:p text:style-name="P6"><text:s text:c="8"/>int j, k;</text:p>
      <text:p text:style-name="P6"/>
      <text:p text:style-name="P10">B</text:p>
      <text:p text:style-name="P13"><text:tab/><text:tab/>=== gcc Summary ===</text:p>
      <text:p text:style-name="P13"/>
      <text:p text:style-name="P13"># of expected passes<text:tab/><text:tab/>121<text:span text:style-name="T3">077</text:span></text:p>
      <text:p text:style-name="P13"># of unexpected failures<text:tab/>1<text:span text:style-name="T3">90</text:span></text:p>
      <text:p text:style-name="P13"># of expected failures<text:tab/><text:tab/>356</text:p>
      <text:p text:style-name="P13"># of unresolved testcases<text:tab/>8<text:span text:style-name="T3">5</text:span></text:p>
      <text:p text:style-name="P13"># of unsupported tests<text:tab/><text:tab/>1794</text:p>
      <text:p text:style-name="P8"/>
      <text:p text:style-name="P14"/>
      <text:p text:style-name="P6"><text:soft-page-break/>*** 9927,9933 ****</text:p>
      <text:p text:style-name="P6"><text:s text:c="4"/>for (len = 0; orig[len]; len++)</text:p>
      <text:p text:style-name="P6"><text:s text:c="6"/>if (orig[len] == ' ' || orig[len] == '\t') number_of_space++;</text:p>
      <text:p text:style-name="P6"><text:s text:c="3"/>if (number_of_space)</text:p>
      <text:p text:style-name="P6"><text:s text:c="6"/>{</text:p>
      <text:p text:style-name="P6"><text:s/>! <text:s text:c="6"/>char *new_spec = xmalloc (len + number_of_space + 1);</text:p>
      <text:p text:style-name="P6"><text:s text:c="8"/>int j, k;</text:p>
      <text:p text:style-name="P6">--- 9927,9933 ----</text:p>
      <text:p text:style-name="P6"><text:s text:c="4"/>for (len = 0; orig[len]; len++)</text:p>
      <text:p text:style-name="P6"><text:s text:c="6"/>if (orig[len] == ' ' || orig[len] == '\t') number_of_space++;</text:p>
      <text:p text:style-name="P6"><text:s text:c="3"/>if (number_of_space)</text:p>
      <text:p text:style-name="P6"><text:s text:c="6"/>{</text:p>
      <text:p text:style-name="P6"><text:s/>! <text:s text:c="6"/>char *new_spec = (char *) xmalloc (len + number_of_space + 1);</text:p>
      <text:p text:style-name="P6"><text:s text:c="8"/>int j, k;</text:p>
      <text:p text:style-name="P6"/>
      <text:p text:style-name="P10">C</text:p>
      <text:p text:style-name="P13"><text:tab/><text:tab/>=== gcc Summary ===</text:p>
      <text:p text:style-name="P13"/>
      <text:p text:style-name="P13"># of expected passes<text:tab/><text:tab/>121158</text:p>
      <text:p text:style-name="P13"># of unexpected failures<text:tab/>112</text:p>
      <text:p text:style-name="P13"># of expected failures<text:tab/><text:tab/>356</text:p>
      <text:p text:style-name="P13"># of unresolved testcases<text:tab/>84</text:p>
      <text:p text:style-name="P13"># of unsupported tests<text:tab/><text:tab/>1794</text:p>
      <text:p text:style-name="P8"/>
      <text:p text:style-name="P6"/>
      <text:p text:style-name="P16">*** 9927,9933 ****</text:p>
      <text:p text:style-name="P6">! <text:s text:c="2"/>for (len = <text:span text:style-name="T2">1</text:span>; orig[len]; len++)</text:p>
      <text:p text:style-name="P6"><text:s text:c="6"/>if (orig[len] == ' ' || orig[len] == '\t') number_of_space++;</text:p>
      <text:p text:style-name="P6"><text:s text:c="4"/>if (number_of_space)</text:p>
      <text:p text:style-name="P6"><text:s text:c="6"/>{</text:p>
      <text:p text:style-name="P6"><text:s text:c="8"/>char *new_spec = (char *) xmalloc (len + number_of_space + 1);</text:p>
      <text:p text:style-name="P6"><text:s text:c="8"/>int j, k;</text:p>
      <text:p text:style-name="P6">--- 9927,9933 ----</text:p>
      <text:p text:style-name="P6">! <text:s text:c="2"/>for (len = 0; orig[len]; len++)</text:p>
      <text:p text:style-name="P6"><text:s text:c="6"/>if (orig[len] == ' ' || orig[len] == '\t') number_of_space++;</text:p>
      <text:p text:style-name="P6"><text:s text:c="4"/>if (number_of_space)</text:p>
      <text:p text:style-name="P6"><text:s text:c="6"/>{</text:p>
      <text:p text:style-name="P6"><text:s text:c="8"/>char *new_spec = (char *) xmalloc (len + number_of_space + 1);</text:p>
      <text:p text:style-name="P6"><text:s text:c="8"/>int j, k;</text:p>
      <text:p text:style-name="P6"/>
      <text:p text:style-name="P6"/>
      <text:p text:style-name="P10">D</text:p>
      <text:p text:style-name="P13"><text:tab/><text:tab/>=== gcc Summary ===</text:p>
      <text:p text:style-name="P13"/>
      <text:p text:style-name="P13"># of expected passes<text:tab/><text:tab/>121<text:span text:style-name="T3">068</text:span></text:p>
      <text:p text:style-name="P13"># of unexpected failures<text:tab/><text:span text:style-name="T3">210</text:span></text:p>
      <text:p text:style-name="P13"># of expected failures<text:tab/><text:tab/>356</text:p>
      <text:p text:style-name="P13"># of unresolved testcases<text:tab/>84</text:p>
      <text:p text:style-name="P13"># of unsupported tests<text:tab/><text:tab/>1794</text:p>
      <text:p text:style-name="P8"/>
      <text:p text:style-name="P6"><text:soft-page-break/>*** 9927,9933 ****</text:p>
      <text:p text:style-name="P6"><text:s text:c="4"/>for (len = 0; orig[len]; len++)</text:p>
      <text:p text:style-name="P7"><text:s text:c="6"/>if (orig[len] == ' ' || orig[len] == '\t') number_of_space++;</text:p>
      <text:p text:style-name="P7"><text:s text:c="5"/>if (number_of_space)</text:p>
      <text:p text:style-name="P6"><text:s text:c="6"/>{</text:p>
      <text:p text:style-name="P6">! <text:s text:c="6"/>char *new_spec = (char *) xmalloc (len + number_of_space);</text:p>
      <text:p text:style-name="P6"><text:s text:c="8"/>int j, k;</text:p>
      <text:p text:style-name="P6">--- 9927,9933 ----</text:p>
      <text:p text:style-name="P6"><text:s text:c="4"/>for (len = 0; orig[len]; len++)</text:p>
      <text:p text:style-name="P6"><text:s text:c="6"/>if (orig[len] == ' ' || orig[len] == '\t') number_of_space++;</text:p>
      <text:p text:style-name="P6"><text:s text:c="4"/>if (number_of_space)</text:p>
      <text:p text:style-name="P6"><text:s text:c="6"/>{</text:p>
      <text:p text:style-name="P6"><text:s/>! <text:s text:c="6"/>char *new_spec = (char *) xmalloc (len + number_of_space + 1);</text:p>
      <text:p text:style-name="P6"><text:s text:c="8"/>int j, k;</text:p>
      <text:p text:style-name="P6"/>
      <text:p text:style-name="P6"/>
      <text:p text:style-name="P10">E</text:p>
      <text:p text:style-name="P13"><text:tab/><text:tab/>=== gcc Summary ===</text:p>
      <text:p text:style-name="P13"/>
      <text:p text:style-name="P13"># of expected passes<text:tab/><text:tab/>121158</text:p>
      <text:p text:style-name="P13"># of unexpected failures<text:tab/>112</text:p>
      <text:p text:style-name="P13"># of expected failures<text:tab/><text:tab/>356</text:p>
      <text:p text:style-name="P13"># of unresolved testcases<text:tab/>84</text:p>
      <text:p text:style-name="P13"># of unsupported tests<text:tab/><text:tab/>1794</text:p>
      <text:p text:style-name="P8"/>
      <text:p text:style-name="P15"><text:soft-page-break/>4. <text:span text:style-name="T4">Based off of my results, the testing process does not appear to be that thorough. Although, I believe this may be because of my choice of function for placing defect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7:35:43.023942774</meta:creation-date>
    <dc:date>2018-03-25T09:50:05.061527264</dc:date>
    <meta:editing-duration>PT2H16M42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7" meta:paragraph-count="120" meta:word-count="655" meta:character-count="3979" meta:non-whitespace-character-count="3057"/>
  </office:meta>
</office:document-meta>
</file>